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2.4728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bstr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w.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350_1_pMS2,HCD_27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ringenin</text:p>
          </table:table-cell>
          <table:table-cell office:value-type="string" calcext:value-type="string">
            <text:p>C15H12O5</text:p>
          </table:table-cell>
          <table:table-cell office:value-type="float" office:value="272.0685" calcext:value-type="float">
            <text:p>272.0685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350_1_pMS2,HCD_273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ringenin</text:p>
          </table:table-cell>
          <table:table-cell office:value-type="string" calcext:value-type="string">
            <text:p>C15H12O5</text:p>
          </table:table-cell>
          <table:table-cell office:value-type="float" office:value="272.0685" calcext:value-type="float">
            <text:p>272.0685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350_1_pMS2,HCD_27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ringenin</text:p>
          </table:table-cell>
          <table:table-cell office:value-type="string" calcext:value-type="string">
            <text:p>C15H12O5</text:p>
          </table:table-cell>
          <table:table-cell office:value-type="float" office:value="272.0685" calcext:value-type="float">
            <text:p>272.0685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350_2_pMS2,HCD_289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riodictyol</text:p>
          </table:table-cell>
          <table:table-cell office:value-type="string" calcext:value-type="string">
            <text:p>C15H12O6</text:p>
          </table:table-cell>
          <table:table-cell office:value-type="float" office:value="288.063" calcext:value-type="float">
            <text:p>288.063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350_2_pMS2,HCD_289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riodictyol</text:p>
          </table:table-cell>
          <table:table-cell office:value-type="string" calcext:value-type="string">
            <text:p>C15H12O6</text:p>
          </table:table-cell>
          <table:table-cell office:value-type="float" office:value="288.063" calcext:value-type="float">
            <text:p>288.063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350_2_pMS2,HCD_289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riodictyol</text:p>
          </table:table-cell>
          <table:table-cell office:value-type="string" calcext:value-type="string">
            <text:p>C15H12O6</text:p>
          </table:table-cell>
          <table:table-cell office:value-type="float" office:value="288.063" calcext:value-type="float">
            <text:p>288.063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350_3_pMS2,HCD_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6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350_3_pMS2,HCD_303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7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350_3_pMS2,HCD_30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8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350_4_pMS2,HCD_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moeriodictyol</text:p>
          </table:table-cell>
          <table:table-cell office:value-type="string" calcext:value-type="string">
            <text:p>C16H14O9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350_4_pMS2,HCD_303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moeriodictyol</text:p>
          </table:table-cell>
          <table:table-cell office:value-type="string" calcext:value-type="string">
            <text:p>C16H14O10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350_4_pMS2,HCD_30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moeriodictyol</text:p>
          </table:table-cell>
          <table:table-cell office:value-type="string" calcext:value-type="string">
            <text:p>C16H14O11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350_5_pMS2,HCD_27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igenin</text:p>
          </table:table-cell>
          <table:table-cell/>
          <table:table-cell office:value-type="float" office:value="270.053" calcext:value-type="float">
            <text:p>270.053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350_5_pMS2,HCD_27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igenin</text:p>
          </table:table-cell>
          <table:table-cell/>
          <table:table-cell office:value-type="float" office:value="270.053" calcext:value-type="float">
            <text:p>270.053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350_5_pMS2,HCD_27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igenin</text:p>
          </table:table-cell>
          <table:table-cell/>
          <table:table-cell office:value-type="float" office:value="270.053" calcext:value-type="float">
            <text:p>270.053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350_6_pMS2,HCD_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uteolin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350_6_pMS2,HCD_287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uteolin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350_6_pMS2,HCD_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uteolin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350_7_pMS2,HCD_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iosmetin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350_7_pMS2,HCD_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iosmetin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350_7_pMS2,HCD_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iosmetin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350_8_pMS2,HCD_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hrysoeriol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350_8_pMS2,HCD_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hrysoeriol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350_8_pMS2,HCD_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hrysoeriol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350_15_pMS2,HCD_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kaempferol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350_15_pMS2,HCD_287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kaempferol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350_15_pMS2,HCD_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kaempferol</text:p>
          </table:table-cell>
          <table:table-cell/>
          <table:table-cell office:value-type="float" office:value="286.048" calcext:value-type="float">
            <text:p>286.048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350_16_pMS2,HCD_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quercetin</text:p>
          </table:table-cell>
          <table:table-cell/>
          <table:table-cell office:value-type="float" office:value="302.043" calcext:value-type="float">
            <text:p>302.043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350_16_pMS2,HCD_303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quercetin</text:p>
          </table:table-cell>
          <table:table-cell/>
          <table:table-cell office:value-type="float" office:value="302.043" calcext:value-type="float">
            <text:p>302.043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350_16_pMS2,HCD_30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quercetin</text:p>
          </table:table-cell>
          <table:table-cell/>
          <table:table-cell office:value-type="float" office:value="302.043" calcext:value-type="float">
            <text:p>302.043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350_17_pMS2,HCD_319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yricetin</text:p>
          </table:table-cell>
          <table:table-cell/>
          <table:table-cell office:value-type="float" office:value="318.038" calcext:value-type="float">
            <text:p>318.038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350_17_pMS2,HCD_319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yricetin</text:p>
          </table:table-cell>
          <table:table-cell/>
          <table:table-cell office:value-type="float" office:value="318.038" calcext:value-type="float">
            <text:p>318.038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350_17_pMS2,HCD_319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yricetin</text:p>
          </table:table-cell>
          <table:table-cell/>
          <table:table-cell office:value-type="float" office:value="318.038" calcext:value-type="float">
            <text:p>318.038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350_18_pMS2,HCD_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onciretin</text:p>
          </table:table-cell>
          <table:table-cell/>
          <table:table-cell office:value-type="float" office:value="286.084" calcext:value-type="float">
            <text:p>286.084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350_18_pMS2,HCD_287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onciretin</text:p>
          </table:table-cell>
          <table:table-cell/>
          <table:table-cell office:value-type="float" office:value="286.084" calcext:value-type="float">
            <text:p>286.084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350_18_pMS2,HCD_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onciretin</text:p>
          </table:table-cell>
          <table:table-cell/>
          <table:table-cell office:value-type="float" office:value="286.084" calcext:value-type="float">
            <text:p>286.084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350_19_pMS2,HCD_285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acetin</text:p>
          </table:table-cell>
          <table:table-cell/>
          <table:table-cell office:value-type="float" office:value="284.068" calcext:value-type="float">
            <text:p>284.068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350_19_pMS2,HCD_285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acetin</text:p>
          </table:table-cell>
          <table:table-cell/>
          <table:table-cell office:value-type="float" office:value="284.068" calcext:value-type="float">
            <text:p>284.068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350_19_pMS2,HCD_285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acetin</text:p>
          </table:table-cell>
          <table:table-cell/>
          <table:table-cell office:value-type="float" office:value="284.068" calcext:value-type="float">
            <text:p>284.068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350_20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isorhamnetin</text:p>
          </table:table-cell>
          <table:table-cell/>
          <table:table-cell office:value-type="float" office:value="316.058" calcext:value-type="float">
            <text:p>316.058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350_20_pMS2,HCD_317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isorhamnetin</text:p>
          </table:table-cell>
          <table:table-cell/>
          <table:table-cell office:value-type="float" office:value="316.058" calcext:value-type="float">
            <text:p>316.058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350_20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isorhamnetin</text:p>
          </table:table-cell>
          <table:table-cell/>
          <table:table-cell office:value-type="float" office:value="316.058" calcext:value-type="float">
            <text:p>316.05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350_21_pMS2,HCD_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empferide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350_21_pMS2,HCD_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empferide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350_21_pMS2,HCD_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empferide</text:p>
          </table:table-cell>
          <table:table-cell/>
          <table:table-cell office:value-type="float" office:value="300.063" calcext:value-type="float">
            <text:p>300.063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0:26:09.512498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 </meta:initial-creator>
    <meta:creation-date>2015-08-06T11:55:35.671160576</meta:creation-date>
    <dc:date>2015-09-28T10:43:57.796746666</dc:date>
    <dc:creator>mori </dc:creator>
    <meta:editing-duration>PT4H37M49S</meta:editing-duration>
    <meta:editing-cycles>26</meta:editing-cycles>
    <meta:generator>LibreOffice/4.2.8.2$Linux_X86_64 LibreOffice_project/420m0$Build-2</meta:generator>
    <meta:document-statistic meta:table-count="1" meta:cell-count="474" meta:object-count="0"/>
  </office:meta>
</office:document-meta>
</file>